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style>
    <style:style style:name="P2" style:parent-style-name="Paragraphedeliste" style:list-style-name="LFO2" style:family="paragraph"/>
    <style:style style:name="P3" style:parent-style-name="Paragraphedeliste" style:list-style-name="LFO2" style:family="paragraph"/>
    <style:style style:name="P4" style:parent-style-name="Paragraphedeliste" style:list-style-name="LFO2" style:family="paragraph"/>
    <style:style style:name="T5" style:parent-style-name="Policepardéfaut" style:family="text">
      <style:text-properties style:text-position="super 63.6%"/>
    </style:style>
    <style:style style:name="P6" style:parent-style-name="Paragraphedeliste" style:list-style-name="LFO1" style:family="paragraph"/>
    <style:style style:name="P7" style:parent-style-name="Paragraphedeliste" style:list-style-name="LFO1" style:family="paragraph"/>
    <style:style style:name="P8" style:parent-style-name="Paragraphedeliste" style:list-style-name="LFO1" style:family="paragraph"/>
    <style:style style:name="P9" style:parent-style-name="Paragraphedeliste" style:list-style-name="LFO1" style:family="paragraph"/>
    <style:style style:name="P10" style:parent-style-name="Paragraphedeliste" style:list-style-name="LFO1" style:family="paragraph"/>
    <style:style style:name="P11" style:parent-style-name="Paragraphedeliste" style:list-style-name="LFO1" style:family="paragraph"/>
    <style:style style:name="P12" style:parent-style-name="Paragraphedeliste" style:list-style-name="LFO1" style:family="paragraph"/>
    <style:style style:name="P13" style:parent-style-name="Paragraphedeliste" style:list-style-name="LFO1" style:family="paragraph"/>
  </office:automatic-styles>
  <office:body>
    <office:text text:use-soft-page-breaks="true">
      <text:p text:style-name="P1">La réparation est une composante qui est présente depuis le début de l’humanité, lorsque que les homme préhistorique cassaient leurs armes lors de combat, ils leurs en fallait bien une en état de marche<text:s/>pour chasser le gibier… c’est par un processus de réparation que les hommes réparer tous types d’outil est l’on peut le voir encore aujourd’hui tant elle est inné, mais aujourd’hui la notion de réparation s’étant étendu elle devient plus que nécessaire car les ressources utiliser pour produire nos biens d’aujourd’hui comme les téléphones, les ordinateurs ou les consoles de jeux sont un facteurs important de pollution et lorsque ceux-ci tombe en panne ou lorsqu’il ne sont plus aussi rapide qu’à l’époque le réflexe de beaucoup de personne et de jeter ces appareils et d’en prendre de nouveau, certains de ces problèmes sont volontairement créer pour vous faire acheter un modèle plus récent tandis que d’autre sont quelque choses qui pourrait être corrigé ou recycler…</text:p>
      <text:p text:style-name="Normal">La seule différence entre les hommes préhistorique et nous, c’est que pour nous tout est plus simple… on veut un outil on va en acheter un dans un magasin,<text:s/>la réparation ne devient<text:s/>plus une obligation de survie mais une possibilité noyé dans des pleins d’autres activités qui prennent du temps.</text:p>
      <text:p text:style-name="Normal">Par exemple imaginons un instant que vous faites tomber votre téléphone portable par terre sans coque… l’écran se brise et là s’offre vous plusieurs options :</text:p>
      <text:list text:style-name="LFO2" text:continue-numbering="true">
        <text:list-item>
          <text:p text:style-name="P2">Je vais le faire réparer</text:p>
        </text:list-item>
        <text:list-item>
          <text:p text:style-name="P3">Je le garde comme ça</text:p>
        </text:list-item>
        <text:list-item>
          <text:p text:style-name="P4">Je change de téléphone</text:p>
        </text:list-item>
      </text:list>
      <text:p text:style-name="Normal">La 3<text:span text:style-name="T5">e</text:span><text:s/>option<text:s/>reste<text:s/>bien plus probable, c’est un plaisir coupable que<text:s/>l’on a<text:s/>de changer tous les ans sont appareil de poche, alors que ceux-ci coute de plus en plus cher, ce n’est pas un cadeau que l’on fait à notre portefeuille et à notre planète, et certaines entreprise l’on bien compris en créant des systèmes fermé et dont la réparation est volontairement impossible car cela est nettement plus intéressant que vous repassiez à la caisse.</text:p>
      <text:p text:style-name="Normal">Des défauts de fabrication qui arrive après la garantie ou des mises à jour qui ralentissent l’appareil avec le temps…</text:p>
      <text:p text:style-name="Normal">Dans ces cas d’obsolescence programmé, on est dans une volonté de créer un problème et de vous vendre la solution souvent plus cher.</text:p>
      <text:p text:style-name="Normal">Surtout que les excuses avancés pour ces problèmes ne tiennent pas la route…</text:p>
      <text:p text:style-name="Normal">Par exemple en janvier 2017, l’association Halte à l’obsolescence programmé à déposer une plainte contre Apple, accusant l’entreprise américaine de « volontairement ralentir les téléphones des utilisateurs avec des mises à jours pour accélérer leurs remplacement » mais ce n’est pas le seul problème car récemment l’association a déposé une nouvelle plainte pour la sérialisation des pièces en gros certaines pièce sont identifié Apple est uniquement Apple, est lorsqu’on les remplaces par des composants non produits par Apple les fonctionnalités seront diminuer, par exemple lorsqu’on change l’écran, celui-ci sera moins lumineux et s’adaptera moins à l’utilisateur, pour la batterie on perd les statistiques d’utilisation et lorsqu’on veut changer le face id il ne fonctionne plus… alors que le composant fonctionne très bien sur le téléphone d’un concurrent. Des pratiques forçant les utilisateurs à changer leurs téléphones<text:s/>ou passer par Apple eux même.</text:p>
      <text:p text:style-name="Normal">La réponse d’Apple pour ce qui est des mises à jour c’est la préservation des batterie, tellement préservé qu’elle se décharge très rapidement est se transforme en bombe. Pour ce qui est des sérialisation c’est totalement volontaire de leurs part notamment pour ce qui est du remplacement la batterie car les statistiques ne sont pas stockés sur la batterie mais dans<text:s/>la mémoire<text:s/>du téléphone en lui-même.</text:p>
      <text:soft-page-break/>
      <text:p text:style-name="Normal">On ne sait toujours pas ou en est la plainte pour l’instant mais y a une autre société qui<text:s/>a<text:s/>été dans le viseur d’une autre<text:s/>association :<text:s/>l’UFC que choisir… c’est Nintendo.</text:p>
      <text:p text:style-name="Normal">Avec ça dernière console la Nintendo switch qui se vend très bien, un problème à commencer à apparaitre… les joysticks des joys cons on des drifts, en gros ont ne bouge pas le joystick est pourtant il se déplace tout seul, et ça arrive comme par hasard après la fin de leurs garantie pour que vous puissiez en racheter, les consommateurs n’ont pas été dupe et ont intenté une action collective en justice contre Nintendo en Amérique, ils ont par la suite été obligé de réparer les joycons<text:s/>même après la fin de la garantis… enfin réparer c’est tout de même long faut être patient…</text:p>
      <text:p text:style-name="Normal">Ce qui est arrivé en Amérique n’est pas un cas isolé car en<text:s/>France, l’UFC que Choisir qui<text:s/>a<text:s/>déposé une plainte pour obsolescence programmé aussi à cause des joycons…</text:p>
      <text:p text:style-name="Normal">Mais si ce n’était que ça… les joycons sont loin d’être le principal défaut, je vais les cités très vite attention :</text:p>
      <text:list text:style-name="LFO1" text:continue-numbering="true">
        <text:list-item>
          <text:p text:style-name="P6">Le dock bombé qui raye l’écran petit à petit</text:p>
        </text:list-item>
        <text:list-item>
          <text:p text:style-name="P7">L’écran bleu de la mort</text:p>
        </text:list-item>
        <text:list-item>
          <text:p text:style-name="P8">Le ventilateur qui s’épuise rapidement<text:s/></text:p>
        </text:list-item>
        <text:list-item>
          <text:p text:style-name="P9">La<text:s/>Batterie morte</text:p>
        </text:list-item>
        <text:list-item>
          <text:p text:style-name="P10">Console qui ne dock plus</text:p>
        </text:list-item>
        <text:list-item>
          <text:p text:style-name="P11">Des problèmes avec l’écran lcd</text:p>
        </text:list-item>
        <text:list-item>
          <text:p text:style-name="P12">Des problèmes de synchronisation</text:p>
        </text:list-item>
        <text:list-item>
          <text:p text:style-name="P13">Port cartouche qui ne fonctionne plus</text:p>
        </text:list-item>
      </text:list>
      <text:p text:style-name="Normal">Il y en as sans doute plein d’autre mais ce qui fait le plus honte c’est le nombre de panne de la console…<text:s/></text:p>
      <text:p text:style-name="Normal">Le magazine 60 Millions de consommateur le nomme comme l’objet électronique le plus fragile de l’année en 2019. Et l’on peut vérifier ça si on recherche « switch console » sur ebay et qu’on va dans la section des pièces détaché<text:s/>on<text:s/>peut voir plus de 300 résultat… c’est plus que la Nintendo Nes leur toute première console… c’est fou de se dire qu’une console qui<text:s/>a<text:s/>plus de 35 ans résiste mieux qu’une récente.</text:p>
      <text:p text:style-name="Normal">Ces deux exemples d’obsolescence programmé sont typiquement des ennemis de nous les consommateur, la seul façon de pouvoir arrêter ces<text:s/>pratiques est<text:s/>de choisir des produits facilement réparable via l’indice de réparabilité.</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Times New Roman"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Samuel Turpin</dc:creator>
    <meta:creation-date>2023-10-02T16:41:00Z</meta:creation-date>
    <dc:date>2023-10-07T20:32:00Z</dc:date>
    <meta:template xlink:href="Normal.dotm" xlink:type="simple"/>
    <meta:editing-cycles>77</meta:editing-cycles>
    <meta:editing-duration>PT48000S</meta:editing-duration>
    <meta:document-statistic meta:page-count="2" meta:paragraph-count="11" meta:word-count="871" meta:character-count="5656" meta:row-count="39" meta:non-whitespace-character-count="4796"/>
  </office:meta>
</office:document-meta>
</file>